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B5817ADA.png"/>
  <manifest:file-entry manifest:media-type="image/png" manifest:full-path="Pictures/1000020100000200000002006FEAA14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613cm" svg:height="10.614cm" svg:x="6.187cm" svg:y="6.386cm">
          <draw:image xlink:href="Pictures/1000020100000200000002006FEAA141.png" xlink:type="simple" xlink:show="embed" xlink:actuate="onLoad">
            <text:p/>
          </draw:image>
        </draw:frame>
        <draw:frame draw:style-name="gr1" draw:text-style-name="P1" draw:layer="layout" svg:width="18.873cm" svg:height="18.873cm" svg:x="2.101cm" svg:y="1.901cm">
          <draw:image xlink:href="Pictures/100002010000020000000200B5817AD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9-06T09:25:27.48</dc:date>
    <dc:creator>David Banville</dc:creator>
    <meta:generator>OpenOffice/4.1.3$Win32 OpenOffice.org_project/413m1$Build-9783</meta:generator>
    <meta:editing-duration>PT38M17S</meta:editing-duration>
    <meta:editing-cycles>7</meta:editing-cycles>
    <meta:document-statistic meta:object-count="2"/>
  </office:meta>
</office:document-meta>
</file>